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2]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B3]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[.B5]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formula="of:=[.B6]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[.D2]+[.B7]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; 3; 4</text:p>
          </table:table-cell>
          <table:table-cell office:value-type="float" office:value="13" table:formula="of:=[.D5]+[.B8]" table:style-name="ce1">
            <text:p>13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; 5; 7</text:p>
          </table:table-cell>
          <table:table-cell office:value-type="float" office:value="20" table:formula="of:=[.D8]+[.B9]" table:style-name="ce1">
            <text:p>20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[.B10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2" table:formula="of:=[.D10]+[.B11]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4" table:formula="of:=[.B12]" table:style-name="ce1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; 11</text:p>
          </table:table-cell>
          <table:table-cell office:value-type="float" office:value="16" table:formula="of:=[.D12]+[.B13]" table:style-name="ce1">
            <text:p>16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4T17:11:26Z</dc:date>
  </office:meta>
</office:document-meta>
</file>